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F0000002F410230201F4607A3.png" manifest:media-type="image/png"/>
  <manifest:file-entry manifest:full-path="Pictures/100002010000002F0000002F8B8D56FABA1B90C3.png" manifest:media-type="image/png"/>
  <manifest:file-entry manifest:full-path="Pictures/100002010000002F0000002F913FBA4B78763DED.png" manifest:media-type="image/png"/>
  <manifest:file-entry manifest:full-path="Pictures/100002010000004D0000004CAB20377C9FA4A219.png" manifest:media-type="image/png"/>
  <manifest:file-entry manifest:full-path="Pictures/100002010000002F0000002FCC9BA51F28127A55.png" manifest:media-type="image/png"/>
  <manifest:file-entry manifest:full-path="Pictures/100006100000066000000641C428AF089A1AA9CC.svg" manifest:media-type="image/svg+xml"/>
  <manifest:file-entry manifest:full-path="Pictures/100002010000008600000086B9D3CEB8E66A523D.png" manifest:media-type="image/png"/>
  <manifest:file-entry manifest:full-path="Pictures/100009FF00000B0F00000B0F36ECA46D66737D89.svg" manifest:media-type="image/svg+xml"/>
  <manifest:file-entry manifest:full-path="Pictures/1000020100000200000002009785C9BB91619D15.png" manifest:media-type="image/png"/>
  <manifest:file-entry manifest:full-path="Pictures/100002010000002F0000002FF7EC5303202A6ADC.png" manifest:media-type="image/png"/>
  <manifest:file-entry manifest:full-path="Pictures/100002010000007E0000007EEDCBB816C3D4BA1D.png" manifest:media-type="image/png"/>
  <manifest:file-entry manifest:full-path="Pictures/1000127000000A7000000A70727991183BCB027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iri" svg:font-family="Ami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solid" svg:stroke-width="0.018cm" svg:stroke-color="#5983b0" draw:marker-start="" draw:marker-start-width="0.245cm" draw:marker-start-center="false" draw:marker-end="" draw:marker-end-width="0.245cm" draw:marker-end-center="false" draw:fill="solid" draw:fill-color="#5983b0" draw:textarea-horizontal-align="justify" draw:textarea-vertical-align="middle" draw:auto-grow-height="false" fo:min-height="1.407cm" fo:min-width="1.157cm" fo:padding-top="0.134cm" fo:padding-bottom="0.134cm" fo:padding-left="0.259cm" fo:padding-right="0.259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none" draw:stroke-dash="Dashed_20__28_var_29__20_4" svg:stroke-width="0.018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Filled_20_Yellow" draw:textarea-horizontal-align="justify" draw:textarea-vertical-align="middle" draw:auto-grow-height="false" draw:fit-to-size="false" style:shrink-to-fit="false" fo:min-height="2.705cm" fo:min-width="2.169cm" fo:padding-top="0.148cm" fo:padding-bottom="0.148cm" fo:padding-left="0.273cm" fo:padding-right="0.273cm" fo:wrap-option="wrap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Gradient_20_10" draw:textarea-horizontal-align="justify" draw:textarea-vertical-align="middle" draw:auto-grow-height="false" draw:fit-to-size="false" style:shrink-to-fit="false" fo:min-height="2.705cm" fo:min-width="3.196cm" fo:padding-top="0.148cm" fo:padding-bottom="0.148cm" fo:padding-left="0.273cm" fo:padding-right="0.273cm" fo:wrap-option="wrap" draw:shadow="hidden" draw:shadow-offset-x="0.141cm" draw:shadow-offset-y="0cm" draw:shadow-color="#81d41a"/>
    </style:style>
    <style:style style:name="gr6" style:family="graphic" style:parent-style-name="standard" style:list-style-name="L1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Filled_20_Yellow" draw:textarea-horizontal-align="justify" draw:textarea-vertical-align="middle" draw:auto-grow-height="false" draw:fit-to-size="false" style:shrink-to-fit="false" fo:min-height="2.705cm" fo:min-width="2.169cm" fo:padding-top="0.148cm" fo:padding-bottom="0.148cm" fo:padding-left="0.273cm" fo:padding-right="0.273cm" fo:wrap-option="wrap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ffffff" draw:opacity="56%" draw:textarea-horizontal-align="justify" draw:textarea-vertical-align="middle" draw:auto-grow-height="false" fo:min-height="0.751cm" fo:min-width="0.501cm" fo:padding-top="0.125cm" fo:padding-bottom="0.125cm" fo:padding-left="0.25cm" fo:padding-right="0.25cm" draw:shadow="hidden" draw:shadow-offset-x="0.2cm" draw:shadow-offset-y="0.2cm" draw:shadow-color="#808080" loext:glow-radius="0cm" loext:glow-color="#111111" loext:glow-transparency="47%" loext:softedge-radius="0cm"/>
    </style:style>
    <style:style style:name="gr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opacity="56%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 loext:glow-radius="0cm" loext:glow-color="#111111" loext:glow-transparency="47%" loext:softedge-radius="0cm"/>
    </style:style>
    <style:style style:name="gr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opacity="56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" style:family="graphic" style:parent-style-name="Object_20_with_20_no_20_fill_20_and_20_no_20_line">
      <style:graphic-properties draw:fill="solid" draw:fill-color="#ffffff" draw:opacity="50%" draw:textarea-horizontal-align="center" draw:textarea-vertical-align="middle" draw:color-mode="standard" draw:luminance="0%" draw:contrast="0%" draw:gamma="100%" draw:red="0%" draw:green="0%" draw:blue="0%" fo:clip="rect(0.182cm, 0.255cm, 0.239cm, 0.237cm)" draw:image-opacity="100%" style:mirror="none"/>
    </style:style>
    <style:style style:name="gr11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ffffff" draw:opacity="50%" draw:textarea-horizontal-align="justify" draw:textarea-vertical-align="middle" draw:auto-grow-height="false" fo:min-height="0.751cm" fo:min-width="0.501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opacity="5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opacity="5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opacity="5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opacity="5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opacity="5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opacity="5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opacity="5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opacity="5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opacity="5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opacity="5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ffffff" draw:opacity="50%" draw:textarea-horizontal-align="justify" draw:textarea-vertical-align="middle" draw:auto-grow-height="false" fo:min-height="0.751cm" fo:min-width="0.501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opacity="5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opacity="5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opacity="5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opacity="5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opacity="5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ffffff" draw:opacity="50%" draw:textarea-horizontal-align="justify" draw:textarea-vertical-align="middle" draw:auto-grow-height="false" fo:min-height="0.751cm" fo:min-width="0.501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opacity="5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opacity="5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opacity="5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opacity="50%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86cm, 0.247cm, 0.141cm, 0.243cm)" draw:image-opacity="100%" style:mirror="none"/>
    </style:style>
    <style:style style:name="gr34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ffffff" draw:opacity="50%" draw:textarea-horizontal-align="justify" draw:textarea-vertical-align="middle" draw:auto-grow-height="false" fo:min-height="0.751cm" fo:min-width="0.501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opacity="5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opacity="5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73cm, 0.197cm, 0.152cm, 0.247cm)" draw:image-opacity="100%" style:mirror="none"/>
    </style:style>
    <style:style style:name="gr3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77cm, 0.184cm, 0.194cm, 0.202cm)" draw:image-opacity="100%" style:mirror="none"/>
    </style:style>
    <style:style style:name="gr3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89cm, 0.196cm, 0.196cm, 0.203cm)" draw:image-opacity="100%" style:mirror="none"/>
    </style:style>
    <style:style style:name="gr4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5983b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Amiri" fo:font-size="12pt" fo:font-style="italic" fo:text-shadow="none" style:text-underline-style="none" fo:font-weight="bold" style:letter-kerning="true" style:font-name-asian="Microsoft YaHei" style:font-size-asian="12pt" style:font-style-asian="italic" style:font-weight-asian="bold" style:font-name-complex="Mangal" style:font-size-complex="12pt" style:font-style-complex="italic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gradient" draw:fill-color="#ffffff" draw:fill-gradient-name="Filled_20_Yellow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fo:color="#ffffff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gradient" draw:fill-color="#ffffff" draw:fill-gradient-name="Gradient_20_10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fo:color="#ffffff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 draw:opacity="56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 draw:opacity="50%"/>
      <style:paragraph-properties fo:text-align="center"/>
    </style:style>
    <style:style style:name="P8" style:family="paragraph">
      <loext:graphic-properties draw:fill="solid" draw:fill-color="#ffffff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671cm" svg:height="2.671cm" svg:x="10.59cm" svg:y="7.672cm">
          <draw:image xlink:href="Pictures/1000127000000A7000000A70727991183BCB0277.svg" xlink:type="simple" xlink:show="embed" xlink:actuate="onLoad" draw:mime-type="image/svg+xml">
            <text:p/>
          </draw:image>
          <draw:image xlink:href="Pictures/100002010000007E0000007EEDCBB816C3D4BA1D.png" xlink:type="simple" xlink:show="embed" xlink:actuate="onLoad" draw:mime-type="image/png"/>
        </draw:frame>
        <draw:frame draw:style-name="gr1" draw:text-style-name="P1" draw:layer="layout" svg:width="2.394cm" svg:height="2.394cm" svg:x="16.656cm" svg:y="7.766cm">
          <draw:image xlink:href="Pictures/1000020100000200000002009785C9BB91619D15.png" xlink:type="simple" xlink:show="embed" xlink:actuate="onLoad" draw:mime-type="image/png">
            <text:p/>
          </draw:image>
        </draw:frame>
        <draw:frame draw:style-name="gr1" draw:text-style-name="P1" draw:layer="layout" svg:width="2.83cm" svg:height="2.83cm" svg:x="19.818cm" svg:y="7.515cm">
          <draw:image xlink:href="Pictures/100009FF00000B0F00000B0F36ECA46D66737D89.svg" xlink:type="simple" xlink:show="embed" xlink:actuate="onLoad" draw:mime-type="image/svg+xml">
            <text:p/>
          </draw:image>
          <draw:image xlink:href="Pictures/100002010000008600000086B9D3CEB8E66A523D.png" xlink:type="simple" xlink:show="embed" xlink:actuate="onLoad" draw:mime-type="image/png"/>
        </draw:frame>
        <draw:g draw:name="status-info">
          <draw:custom-shape draw:style-name="gr2" draw:text-style-name="P2" draw:layer="layout" svg:width="2.367cm" svg:height="2.367cm" svg:x="7.285cm" svg:y="8.0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" draw:text-style-name="P3" draw:layer="layout" svg:width="0.297cm" svg:height="1.523cm" svg:x="8.326cm" svg:y="8.473cm" svg:viewBox="0 0 298 1524" svg:d="M0 0c0 104 0 204 0 308 99 0 204 0 298 0 0-104 0-204 0-308-94 0-199 0-298 0zM0 454c0 356 0 711 0 1070 99 0 204 0 298 0 0-359 0-714 0-1070-94 0-199 0-298 0z">
            <text:p/>
          </draw:path>
        </draw:g>
        <draw:frame draw:style-name="gr1" draw:text-style-name="P1" draw:layer="layout" svg:width="2.393cm" svg:height="2.348cm" svg:x="13.863cm" svg:y="7.874cm">
          <draw:image xlink:href="Pictures/100006100000066000000641C428AF089A1AA9CC.svg" xlink:type="simple" xlink:show="embed" xlink:actuate="onLoad" draw:mime-type="image/svg+xml">
            <text:p/>
          </draw:image>
          <draw:image xlink:href="Pictures/100002010000004D0000004CAB20377C9FA4A219.png" xlink:type="simple" xlink:show="embed" xlink:actuate="onLoad" draw:mime-type="image/png"/>
        </draw:frame>
        <draw:custom-shape draw:name="chevron" draw:style-name="gr4" draw:text-style-name="P4" draw:layer="layout" svg:width="2.714cm" svg:height="3cm" svg:x="15.24cm" svg:y="1.33cm">
          <text:p/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range-x-minimum="0" draw:handle-range-x-maximum="?f1" draw:handle-position="?f4 0"/>
          </draw:enhanced-geometry>
        </draw:custom-shape>
        <draw:custom-shape draw:name="pentagon" draw:style-name="gr5" draw:text-style-name="P5" draw:layer="layout" svg:width="4.492cm" svg:height="3cm" svg:x="13.542cm" svg:y="4.62cm">
          <text:p/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range-x-minimum="0" draw:handle-range-x-maximum="?f1" draw:handle-position="?f4 0"/>
          </draw:enhanced-geometry>
        </draw:custom-shape>
        <draw:custom-shape draw:name="chevron_0" draw:style-name="gr6" draw:text-style-name="P4" draw:layer="layout" svg:width="2.714cm" svg:height="3cm" svg:x="13.542cm" svg:y="1.33cm">
          <text:p/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range-x-minimum="0" draw:handle-range-x-maximum="?f1" draw:handle-position="?f4 0"/>
          </draw:enhanced-geometry>
        </draw:custom-shape>
        <draw:g draw:name="search">
          <draw:custom-shape draw:style-name="gr7" draw:text-style-name="P6" draw:layer="layout" svg:width="1cm" svg:height="1cm" svg:x="15.256cm" svg:y="10.83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6" draw:layer="layout" svg:width="0.375cm" svg:height="0.375cm" svg:x="15.506cm" svg:y="11.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6" draw:layer="layout" svg:x1="16.006cm" svg:y1="11.58cm" svg:x2="15.818cm" svg:y2="11.392cm">
            <text:p/>
          </draw:line>
        </draw:g>
        <draw:frame draw:style-name="gr10" draw:text-style-name="P7" draw:layer="layout" svg:width="0.507cm" svg:height="0.578cm" svg:x="15.495cm" svg:y="11.938cm">
          <draw:image xlink:href="Pictures/100002010000002F0000002FCC9BA51F28127A55.png" xlink:type="simple" xlink:show="embed" xlink:actuate="onLoad" draw:mime-type="image/png">
            <text:p/>
          </draw:image>
        </draw:frame>
        <draw:g draw:name="view-calendar">
          <draw:custom-shape draw:style-name="gr11" draw:text-style-name="P8" draw:layer="layout" svg:width="1cm" svg:height="1cm" svg:x="11.43cm" svg:y="10.684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12" draw:text-style-name="P9" draw:layer="layout" svg:width="0.499cm" svg:height="0.437cm" svg:x="11.679cm" svg:y="10.995cm" svg:viewBox="0 0 500 438" draw:points="0,438 500,438 500,0 0,0">
            <text:p/>
          </draw:polygon>
          <draw:polygon draw:style-name="gr13" draw:text-style-name="P8" draw:layer="layout" svg:width="0.061cm" svg:height="0.124cm" draw:transform="rotate (-1.5707963267949) translate (11.866cm 10.933cm)" svg:viewBox="0 0 62 125" draw:points="0,125 62,125 62,0 0,0">
            <text:p/>
          </draw:polygon>
          <draw:polygon draw:style-name="gr14" draw:text-style-name="P8" draw:layer="layout" svg:width="0.061cm" svg:height="0.124cm" draw:transform="rotate (-1.5707963267949) translate (12.116cm 10.933cm)" svg:viewBox="0 0 62 125" draw:points="0,125 62,125 62,0 0,0">
            <text:p/>
          </draw:polygon>
          <draw:polygon draw:style-name="gr15" draw:text-style-name="P8" draw:layer="layout" svg:width="0.061cm" svg:height="0.061cm" draw:transform="rotate (-1.5707963267949) translate (12.115cm 11.308cm)" svg:viewBox="0 0 62 62" draw:points="0,62 62,62 62,0 0,0">
            <text:p/>
          </draw:polygon>
          <draw:polygon draw:style-name="gr16" draw:text-style-name="P8" draw:layer="layout" svg:width="0.061cm" svg:height="0.061cm" draw:transform="rotate (-1.5707963267949) translate (12.115cm 11.183cm)" svg:viewBox="0 0 62 62" draw:points="0,62 62,62 62,0 0,0">
            <text:p/>
          </draw:polygon>
          <draw:polygon draw:style-name="gr17" draw:text-style-name="P8" draw:layer="layout" svg:width="0.061cm" svg:height="0.061cm" draw:transform="rotate (-1.5707963267949) translate (12.115cm 11.058cm)" svg:viewBox="0 0 62 62" draw:points="0,62 62,62 62,0 0,0">
            <text:p/>
          </draw:polygon>
          <draw:polygon draw:style-name="gr18" draw:text-style-name="P8" draw:layer="layout" svg:width="0.061cm" svg:height="0.061cm" draw:transform="rotate (-1.5707963267949) translate (11.99cm 11.183cm)" svg:viewBox="0 0 62 62" draw:points="0,62 62,62 62,0 0,0">
            <text:p/>
          </draw:polygon>
          <draw:polygon draw:style-name="gr19" draw:text-style-name="P8" draw:layer="layout" svg:width="0.061cm" svg:height="0.061cm" draw:transform="rotate (-1.5707963267949) translate (11.99cm 11.058cm)" svg:viewBox="0 0 62 62" draw:points="0,62 62,62 62,0 0,0">
            <text:p/>
          </draw:polygon>
          <draw:polygon draw:style-name="gr20" draw:text-style-name="P8" draw:layer="layout" svg:width="0.061cm" svg:height="0.061cm" draw:transform="rotate (-1.5707963267949) translate (11.866cm 11.183cm)" svg:viewBox="0 0 62 62" draw:points="0,62 62,62 62,0 0,0">
            <text:p/>
          </draw:polygon>
          <draw:polygon draw:style-name="gr21" draw:text-style-name="P8" draw:layer="layout" svg:width="0.061cm" svg:height="0.061cm" draw:transform="rotate (-1.5707963267949) translate (11.866cm 11.058cm)" svg:viewBox="0 0 62 62" draw:points="0,62 62,62 62,0 0,0">
            <text:p/>
          </draw:polygon>
        </draw:g>
        <draw:g draw:name="document-edit">
          <draw:custom-shape draw:style-name="gr22" draw:text-style-name="P8" draw:layer="layout" svg:width="1cm" svg:height="1cm" svg:x="20.574cm" svg:y="10.668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23" draw:text-style-name="P8" draw:layer="layout" svg:width="0.499cm" svg:height="0.374cm" draw:transform="rotate (1.5707963267949) translate (20.888cm 11.418cm)" svg:viewBox="0 0 500 375" draw:points="313,374 375,375 500,250 500,0 0,0 0,124">
            <text:p/>
          </draw:polyline>
          <draw:polygon draw:style-name="gr24" draw:text-style-name="P8" draw:layer="layout" svg:width="0.124cm" svg:height="0.124cm" draw:transform="rotate (-1.5707963267949) translate (21.264cm 10.919cm)" svg:viewBox="0 0 125 125" draw:points="0,125 125,125 125,0">
            <text:p/>
          </draw:polygon>
          <draw:polygon draw:style-name="gr25" draw:text-style-name="P8" draw:layer="layout" svg:width="0.309cm" svg:height="0.088cm" draw:transform="rotate (-2.35619449019235) translate (21.3255cm 11.2315cm)" svg:viewBox="0 0 310 89" draw:points="0,88 265,89 310,45 265,0 0,1">
            <text:p/>
          </draw:polygon>
          <draw:polygon draw:style-name="gr26" draw:text-style-name="P8" draw:layer="layout" svg:width="0.087cm" svg:height="0.043cm" draw:transform="rotate (2.34816597563317) translate (21.1055022534868cm 11.449996003749cm)" svg:viewBox="0 0 88 44" draw:points="0,44 88,44 43,0">
            <text:p/>
          </draw:polygon>
          <draw:polygon draw:style-name="gr27" draw:text-style-name="P8" draw:layer="layout" svg:width="0.088cm" svg:height="0.088cm" draw:transform="rotate (2.34816597563317) translate (21.2619981927802cm 11.2940017784318cm)" svg:viewBox="0 0 89 89" draw:points="0,0 88,0 89,88 1,89">
            <text:p/>
          </draw:polygon>
        </draw:g>
        <draw:g draw:name="document-preview">
          <draw:custom-shape draw:style-name="gr28" draw:text-style-name="P8" draw:layer="layout" svg:width="1cm" svg:height="1cm" svg:x="17.814cm" svg:y="10.749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29" draw:text-style-name="P8" draw:layer="layout" svg:width="0.124cm" svg:height="0.124cm" draw:transform="rotate (-1.5707963267949) translate (18.502cm 10.999cm)" svg:viewBox="0 0 125 125" draw:points="0,125 125,125 125,0">
            <text:p/>
          </draw:polygon>
          <draw:polyline draw:style-name="gr30" draw:text-style-name="P8" draw:layer="layout" svg:width="0.499cm" svg:height="0.374cm" draw:transform="rotate (1.5707963267949) translate (18.126cm 11.499cm)" svg:viewBox="0 0 500 375" draw:points="250,375 375,375 500,250 500,0 0,0 0,125">
            <text:p/>
          </draw:polyline>
          <draw:line draw:style-name="gr31" draw:text-style-name="P8" draw:layer="layout" svg:x1="18.439cm" svg:y1="11.436cm" svg:x2="18.501cm" svg:y2="11.499cm">
            <text:p/>
          </draw:line>
          <draw:custom-shape draw:style-name="gr32" draw:text-style-name="P8" draw:layer="layout" svg:width="0.188cm" svg:height="0.187cm" svg:x="18.251cm" svg:y="11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3" draw:text-style-name="P10" draw:layer="layout" svg:width="0.509cm" svg:height="0.672cm" svg:x="18.034cm" svg:y="11.749cm">
          <draw:image xlink:href="Pictures/100002010000002F0000002F913FBA4B78763DED.png" xlink:type="simple" xlink:show="embed" xlink:actuate="onLoad" draw:mime-type="image/png">
            <text:p/>
          </draw:image>
        </draw:frame>
        <draw:g draw:name="view-filter">
          <draw:custom-shape draw:style-name="gr34" draw:text-style-name="P8" draw:layer="layout" svg:width="1cm" svg:height="1cm" svg:x="16.764cm" svg:y="10.793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35" draw:text-style-name="P8" draw:layer="layout" svg:width="0.485cm" svg:height="0.529cm" draw:transform="rotate (-2.35619449019235) translate (17.639cm 11.23cm)" svg:viewBox="0 0 486 530" draw:points="266,530 354,530 398,221 486,133 443,0 310,133 0,177 1,265">
            <text:p/>
          </draw:polygon>
          <draw:polygon draw:style-name="gr36" draw:text-style-name="P8" draw:layer="layout" svg:width="0.308cm" svg:height="0.176cm" draw:transform="rotate (-0.785398163397449) translate (17.1075cm 11.0115cm)" svg:viewBox="0 0 309 177" draw:points="0,132 309,177 44,88 45,0 0,45">
            <text:p/>
          </draw:polygon>
        </draw:g>
        <draw:frame draw:style-name="gr37" draw:text-style-name="P10" draw:layer="layout" svg:width="0.555cm" svg:height="0.674cm" svg:x="20.781cm" svg:y="11.668cm">
          <draw:image xlink:href="Pictures/100002010000002F0000002FF7EC5303202A6ADC.png" xlink:type="simple" xlink:show="embed" xlink:actuate="onLoad" draw:mime-type="image/png">
            <text:p/>
          </draw:image>
        </draw:frame>
        <draw:frame draw:style-name="gr38" draw:text-style-name="P10" draw:layer="layout" svg:width="0.613cm" svg:height="0.628cm" svg:x="11.649cm" svg:y="11.608cm">
          <draw:image xlink:href="Pictures/100002010000002F0000002F8B8D56FABA1B90C3.png" xlink:type="simple" xlink:show="embed" xlink:actuate="onLoad" draw:mime-type="image/png">
            <text:p/>
          </draw:image>
        </draw:frame>
        <draw:frame draw:style-name="gr39" draw:text-style-name="P10" draw:layer="layout" svg:width="0.6cm" svg:height="0.614cm" svg:x="16.968cm" svg:y="11.874cm">
          <draw:image xlink:href="Pictures/100002010000002F0000002F410230201F4607A3.png" xlink:type="simple" xlink:show="embed" xlink:actuate="onLoad" draw:mime-type="image/png">
            <text:p/>
          </draw:image>
        </draw:frame>
        <presentation:notes draw:style-name="dp2">
          <draw:page-thumbnail draw:style-name="gr40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iri" svg:font-family="Ami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10" draw:display-name="Gradient 10" draw:style="linear" draw:start-color="#77bc65" draw:end-color="#224b12" draw:start-intensity="100%" draw:end-intensity="100%" draw:angle="30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25T09:55:27.831591093</meta:creation-date>
    <dc:date>2021-06-06T10:53:51.137562124</dc:date>
    <meta:editing-duration>PT3H11M48S</meta:editing-duration>
    <meta:editing-cycles>20</meta:editing-cycles>
    <meta:generator>LibreOffice/7.1.3.2$Linux_X86_64 LibreOffice_project/10$Build-2</meta:generator>
    <meta:document-statistic meta:object-count="71"/>
  </office:meta>
</office:document-meta>
</file>